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.57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9cm" fo:min-width="0.573cm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gr7" style:family="graphic" style:parent-style-name="objectwithoutfill">
      <style:graphic-properties svg:stroke-color="#ff3333" draw:fill="none" draw:textarea-vertical-align="middle"/>
    </style:style>
    <style:style style:name="gr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014cm" svg:y1="19.923cm" svg:x2="7.876cm" svg:y2="3.967cm">
          <text:p/>
        </draw:line>
        <draw:line draw:style-name="gr1" draw:text-style-name="P1" draw:layer="layout" svg:x1="1.889cm" svg:y1="13.911cm" svg:x2="19.161cm" svg:y2="13.911cm">
          <text:p/>
        </draw:line>
        <draw:frame draw:style-name="gr2" draw:text-style-name="P1" draw:layer="layout" svg:width="2.62cm" svg:height="0.608cm" svg:x="7.047cm" svg:y="3.5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2.825cm" svg:height="1.125cm" svg:x="17.765cm" svg:y="14.38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path draw:style-name="gr3" draw:text-style-name="P1" draw:layer="layout" svg:width="12.983cm" svg:height="5.271cm" draw:transform="skewX (-0.00959931088596884) rotate (-0.158301363155887) translate (1.68763243622413cm 6.74738828873804cm)" svg:viewBox="0 0 12984 5272" svg:d="M0 2070c7817 8261 12984-2070 12984-2070">
          <text:p/>
        </draw:path>
        <draw:line draw:style-name="gr1" draw:text-style-name="P1" draw:layer="layout" svg:x1="7.926cm" svg:y1="13.939cm" svg:x2="7.926cm" svg:y2="12.942cm">
          <text:p/>
        </draw:line>
        <draw:frame draw:style-name="gr2" draw:text-style-name="P1" draw:layer="layout" svg:width="0.658cm" svg:height="0.66cm" svg:x="7.127cm" svg:y="13.28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g>
          <draw:line draw:style-name="gr3" draw:text-style-name="P1" draw:layer="layout" svg:x1="12.804cm" svg:y1="13.797cm" svg:x2="12.804cm" svg:y2="14.082cm">
            <text:p/>
          </draw:line>
          <draw:line draw:style-name="gr3" draw:text-style-name="P1" draw:layer="layout" svg:x1="13.566cm" svg:y1="13.797cm" svg:x2="13.566cm" svg:y2="14.082cm">
            <text:p/>
          </draw:line>
        </draw:g>
        <draw:g>
          <draw:line draw:style-name="gr3" draw:text-style-name="P1" draw:layer="layout" svg:x1="4.534cm" svg:y1="13.797cm" svg:x2="4.534cm" svg:y2="14.082cm">
            <text:p/>
          </draw:line>
          <draw:line draw:style-name="gr3" draw:text-style-name="P1" draw:layer="layout" svg:x1="5.296cm" svg:y1="13.797cm" svg:x2="5.296cm" svg:y2="14.082cm">
            <text:p/>
          </draw:line>
        </draw:g>
        <draw:frame draw:style-name="gr4" draw:layer="layout" svg:width="1.149cm" svg:height="1.25cm" svg:x="12.604cm" svg:y="13.745cm">
          <draw:text-box>
            <text:p>b<text:span text:style-name="T1">1</text:span></text:p>
          </draw:text-box>
        </draw:frame>
        <draw:frame draw:style-name="gr5" draw:layer="layout" svg:width="1.149cm" svg:height="1.249cm" svg:x="4.372cm" svg:y="13.807cm">
          <draw:text-box>
            <text:p>b<text:span text:style-name="T1">2</text:span></text:p>
          </draw:text-box>
        </draw:frame>
        <draw:line draw:style-name="gr6" draw:text-style-name="P1" draw:layer="layout" svg:x1="13.157cm" svg:y1="13.94cm" svg:x2="13.157cm" svg:y2="10.378cm">
          <text:p/>
        </draw:line>
        <draw:line draw:style-name="gr6" draw:text-style-name="P1" draw:layer="layout" svg:x1="4.861cm" svg:y1="13.941cm" svg:x2="4.836cm" svg:y2="10.378cm">
          <text:p/>
        </draw:line>
        <draw:line draw:style-name="gr6" draw:text-style-name="P1" draw:layer="layout" svg:x1="4.836cm" svg:y1="12.23cm" svg:x2="8.014cm" svg:y2="12.23cm">
          <text:p/>
        </draw:line>
        <draw:line draw:style-name="gr6" draw:text-style-name="P1" draw:layer="layout" svg:x1="4.836cm" svg:y1="10.378cm" svg:x2="13.13cm" svg:y2="10.323cm">
          <text:p/>
        </draw:line>
        <draw:frame draw:style-name="gr2" draw:text-style-name="P1" draw:layer="layout" svg:width="0.636cm" svg:height="0.661cm" svg:x="8.015cm" svg:y="9.66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1" draw:layer="layout" svg:width="0.636cm" svg:height="0.659cm" svg:x="7.215cm" svg:y="11.51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path draw:style-name="gr7" draw:text-style-name="P1" draw:layer="layout" svg:width="12.983cm" svg:height="5.27cm" draw:transform="skewX (-0.00942477796076936) rotate (-0.158126830230687) translate (1.68838482213791cm 4.95596867470008cm)" svg:viewBox="0 0 12984 5271" svg:d="M0 2067c7817 8263 12984-2067 12984-2067">
          <text:p/>
        </draw:path>
        <draw:line draw:style-name="gr8" draw:text-style-name="P1" draw:layer="layout" svg:x1="7.926cm" svg:y1="13.941cm" svg:x2="7.964cm" svg:y2="11.233cm">
          <text:p/>
        </draw:line>
        <draw:frame draw:style-name="gr2" draw:text-style-name="P1" draw:layer="layout" svg:width="0.631cm" svg:height="0.659cm" svg:x="7.185cm" svg:y="9.68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1" draw:layer="layout" svg:width="0.664cm" svg:height="0.66cm" svg:x="8.043cm" svg:y="11.17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Aksentyev</meta:initial-creator>
    <meta:creation-date>2017-06-13T16:00:18.596778314</meta:creation-date>
    <dc:date>2017-06-13T16:34:46.261752426</dc:date>
    <dc:creator>Alex Aksentyev</dc:creator>
    <meta:editing-duration>PT32M51S</meta:editing-duration>
    <meta:editing-cycles>5</meta:editing-cycles>
    <meta:generator>LibreOffice/4.3.3.2$Linux_X86_64 LibreOffice_project/430m0$Build-2</meta:generator>
    <meta:document-statistic meta:object-count="25"/>
  </office:meta>
</office:document-meta>
</file>

<file path=Object 1/content.xml><?xml version="1.0" encoding="utf-8"?>
<math xmlns="http://www.w3.org/1998/Math/MathML" display="block">
  <semantics>
    <mrow>
      <mrow>
        <msub>
          <mi mathvariant="normal">Ω</mi>
          <mi>y</mi>
        </msub>
        <mo stretchy="false">=</mo>
        <msub>
          <mi mathvariant="normal">μ</mi>
          <mi>s</mi>
        </msub>
      </mrow>
      <mrow>
        <mo fence="true" stretchy="false">(</mo>
        <mrow>
          <mrow>
            <mover accent="true">
              <mi>n</mi>
              <mo stretchy="false">¯</mo>
            </mover>
            <mo stretchy="false">⋅</mo>
            <mover accent="true">
              <mi>y</mi>
              <mo stretchy="false">^</mo>
            </mover>
          </mrow>
        </mrow>
        <mo fence="true" stretchy="false">)</mo>
      </mrow>
    </mrow>
    <annotation encoding="StarMath 5.0">%OMEGA_y = %mu_s (bar n cdot hat y)</annotation>
  </semantics>
</math>
</file>

<file path=Object 2/content.xml><?xml version="1.0" encoding="utf-8"?>
<math xmlns="http://www.w3.org/1998/Math/MathML" display="block">
  <semantics>
    <mrow>
      <mi mathvariant="normal">α</mi>
      <mo stretchy="false">∈</mo>
      <mrow>
        <mo fence="true" stretchy="false">{</mo>
        <mrow>
          <mrow>
            <mi>x</mi>
            <mi>,</mi>
            <mi>y</mi>
            <mi>,</mi>
            <mfrac>
              <mi mathvariant="italic">dp</mi>
              <mi>p</mi>
            </mfrac>
          </mrow>
        </mrow>
        <mo fence="true" stretchy="false">}</mo>
      </mrow>
    </mrow>
    <annotation encoding="StarMath 5.0">%alpha in lbrace x, y, dp over p rbrace</annotation>
  </semantics>
</math>
</file>

<file path=Object 3/content.xml><?xml version="1.0" encoding="utf-8"?>
<math xmlns="http://www.w3.org/1998/Math/MathML" display="block">
  <semantics>
    <msubsup>
      <mi mathvariant="normal">γ</mi>
      <mi>s</mi>
      <mn>0</mn>
    </msubsup>
    <annotation encoding="StarMath 5.0">%gamma_s^0</annotation>
  </semantics>
</math>
</file>

<file path=Object 4/content.xml><?xml version="1.0" encoding="utf-8"?>
<math xmlns="http://www.w3.org/1998/Math/MathML" display="block">
  <semantics>
    <msubsup>
      <mi mathvariant="normal">ν</mi>
      <mn>1</mn>
      <mn>0</mn>
    </msubsup>
    <annotation encoding="StarMath 5.0">%nu_1^0</annotation>
  </semantics>
</math>
</file>

<file path=Object 5/content.xml><?xml version="1.0" encoding="utf-8"?>
<math xmlns="http://www.w3.org/1998/Math/MathML" display="block">
  <semantics>
    <msubsup>
      <mi mathvariant="normal">ν</mi>
      <mn>2</mn>
      <mn>0</mn>
    </msubsup>
    <annotation encoding="StarMath 5.0">%nu_2^0</annotation>
  </semantics>
</math>
</file>

<file path=Object 6/content.xml><?xml version="1.0" encoding="utf-8"?>
<math xmlns="http://www.w3.org/1998/Math/MathML" display="block">
  <semantics>
    <msubsup>
      <mi mathvariant="normal">ν</mi>
      <mn>2</mn>
      <mn>1</mn>
    </msubsup>
    <annotation encoding="StarMath 5.0">%nu_2^1</annotation>
  </semantics>
</math>
</file>

<file path=Object 7/content.xml><?xml version="1.0" encoding="utf-8"?>
<math xmlns="http://www.w3.org/1998/Math/MathML" display="block">
  <semantics>
    <msubsup>
      <mi mathvariant="normal">γ</mi>
      <mi>s</mi>
      <mn>1</mn>
    </msubsup>
    <annotation encoding="StarMath 5.0">%gamma_s^1</annotation>
  </semantics>
</math>
</file>